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style:text-properties style:font-name="FreeMono" fo:font-size="12pt" officeooo:rsid="001f00fa" officeooo:paragraph-rsid="001f00fa" style:font-size-asian="12pt" style:font-size-complex="12pt"/>
    </style:style>
    <style:style style:name="P2" style:family="paragraph" style:parent-style-name="Standard">
      <style:paragraph-properties fo:line-height="115%"/>
      <style:text-properties style:font-name="FreeMono" fo:font-size="12pt" officeooo:rsid="0022a870" officeooo:paragraph-rsid="0022a870" style:font-size-asian="12pt" style:font-size-complex="12pt"/>
    </style:style>
    <style:style style:name="P3" style:family="paragraph" style:parent-style-name="Text_20_body">
      <style:paragraph-properties fo:line-height="115%"/>
      <style:text-properties style:font-name="FreeMono" officeooo:rsid="001f00fa" officeooo:paragraph-rsid="001f00fa"/>
    </style:style>
    <style:style style:name="P4" style:family="paragraph" style:parent-style-name="Standard">
      <style:paragraph-properties fo:line-height="115%"/>
      <style:text-properties style:font-name="FreeMono" fo:font-size="12pt" officeooo:rsid="0022a870" officeooo:paragraph-rsid="0022a870" style:font-size-asian="12pt" style:font-size-complex="12pt"/>
    </style:style>
    <style:style style:name="P5" style:family="paragraph" style:parent-style-name="Standard">
      <style:paragraph-properties fo:line-height="115%"/>
      <style:text-properties style:font-name="FreeMono" fo:font-size="12pt" officeooo:rsid="0022a870" officeooo:paragraph-rsid="005526f2" style:font-size-asian="12pt" style:font-size-complex="12pt"/>
    </style:style>
    <style:style style:name="P6" style:family="paragraph" style:parent-style-name="Standard">
      <style:paragraph-properties fo:line-height="115%" fo:break-before="page"/>
      <style:text-properties style:font-name="FreeMono" fo:font-size="12pt" officeooo:rsid="0022a870" officeooo:paragraph-rsid="005526f2" style:font-size-asian="12pt" style:font-size-complex="12pt"/>
    </style:style>
    <style:style style:name="T1" style:family="text">
      <style:text-properties fo:font-variant="normal" fo:text-transform="none" fo:color="#2d3b45" fo:font-size="12pt" fo:letter-spacing="normal" fo:font-style="normal" fo:font-weight="normal" style:font-size-asian="12pt" style:font-size-complex="12pt"/>
    </style:style>
    <style:style style:name="T2" style:family="text">
      <style:text-properties fo:font-variant="normal" fo:text-transform="none" fo:color="#2d3b45" fo:font-size="12pt" fo:letter-spacing="normal" fo:font-style="italic" fo:font-weight="normal" style:font-size-asian="12pt" style:font-size-complex="12pt"/>
    </style:style>
    <style:style style:name="T3" style:family="text">
      <style:text-properties officeooo:rsid="0026fe90"/>
    </style:style>
    <style:style style:name="T4" style:family="text">
      <style:text-properties fo:font-style="italic" officeooo:rsid="0026fe90" style:font-style-asian="italic" style:font-style-complex="italic"/>
    </style:style>
    <style:style style:name="T5" style:family="text">
      <style:text-properties fo:font-style="italic" officeooo:rsid="003e8b87" style:font-style-asian="italic" style:font-style-complex="italic"/>
    </style:style>
    <style:style style:name="T6" style:family="text">
      <style:text-properties fo:font-style="normal" officeooo:rsid="0026fe90" style:font-style-asian="normal" style:font-style-complex="normal"/>
    </style:style>
    <style:style style:name="T7" style:family="text">
      <style:text-properties fo:font-style="normal" officeooo:rsid="0027b241" style:font-style-asian="normal" style:font-style-complex="normal"/>
    </style:style>
    <style:style style:name="T8" style:family="text">
      <style:text-properties fo:font-style="normal" officeooo:rsid="002a7822" style:font-style-asian="normal" style:font-style-complex="normal"/>
    </style:style>
    <style:style style:name="T9" style:family="text">
      <style:text-properties fo:font-style="normal" officeooo:rsid="002aea1f" style:font-style-asian="normal" style:font-style-complex="normal"/>
    </style:style>
    <style:style style:name="T10" style:family="text">
      <style:text-properties fo:font-style="normal" officeooo:rsid="002cc851" style:font-style-asian="normal" style:font-style-complex="normal"/>
    </style:style>
    <style:style style:name="T11" style:family="text">
      <style:text-properties fo:font-style="normal" officeooo:rsid="002e9297" style:font-style-asian="normal" style:font-style-complex="normal"/>
    </style:style>
    <style:style style:name="T12" style:family="text">
      <style:text-properties fo:font-style="normal" officeooo:rsid="0034c90a" style:font-style-asian="normal" style:font-style-complex="normal"/>
    </style:style>
    <style:style style:name="T13" style:family="text">
      <style:text-properties fo:font-style="normal" officeooo:rsid="0039fe7b" style:font-style-asian="normal" style:font-style-complex="normal"/>
    </style:style>
    <style:style style:name="T14" style:family="text">
      <style:text-properties fo:font-style="normal" officeooo:rsid="003bd5d7" style:font-style-asian="normal" style:font-style-complex="normal"/>
    </style:style>
    <style:style style:name="T15" style:family="text">
      <style:text-properties fo:font-style="normal" officeooo:rsid="003e8b87" style:font-style-asian="normal" style:font-style-complex="normal"/>
    </style:style>
    <style:style style:name="T16" style:family="text">
      <style:text-properties fo:font-style="normal" officeooo:rsid="00401773" style:font-style-asian="normal" style:font-style-complex="normal"/>
    </style:style>
    <style:style style:name="T17" style:family="text">
      <style:text-properties fo:font-style="normal" officeooo:rsid="00403f6e" style:font-style-asian="normal" style:font-style-complex="normal"/>
    </style:style>
    <style:style style:name="T18" style:family="text">
      <style:text-properties fo:font-style="normal" officeooo:rsid="0041f311" style:font-style-asian="normal" style:font-style-complex="normal"/>
    </style:style>
    <style:style style:name="T19" style:family="text">
      <style:text-properties fo:font-style="normal" officeooo:rsid="0049c814" style:font-style-asian="normal" style:font-style-complex="normal"/>
    </style:style>
    <style:style style:name="T20" style:family="text">
      <style:text-properties fo:font-style="normal" officeooo:rsid="004eea0c" style:font-style-asian="normal" style:font-style-complex="normal"/>
    </style:style>
    <style:style style:name="T21" style:family="text">
      <style:text-properties fo:font-style="normal" officeooo:rsid="00505245" style:font-style-asian="normal" style:font-style-complex="normal"/>
    </style:style>
    <style:style style:name="T22" style:family="text">
      <style:text-properties fo:font-style="normal" officeooo:rsid="0051dd47" style:font-style-asian="normal" style:font-style-complex="normal"/>
    </style:style>
    <style:style style:name="T23" style:family="text">
      <style:text-properties fo:font-style="normal" officeooo:rsid="00536247" style:font-style-asian="normal" style:font-style-complex="normal"/>
    </style:style>
    <style:style style:name="T24" style:family="text">
      <style:text-properties fo:font-style="normal" officeooo:rsid="00551fec" style:font-style-asian="normal" style:font-style-complex="normal"/>
    </style:style>
    <style:style style:name="T25" style:family="text">
      <style:text-properties fo:font-style="normal" officeooo:rsid="005526f2" style:font-style-asian="normal" style:font-style-complex="normal"/>
    </style:style>
    <style:style style:name="T26" style:family="text">
      <style:text-properties fo:font-style="normal" officeooo:rsid="005611f3"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GS200</text:p>
      <text:p text:style-name="P1">Midterm 2 – Analytical Essay</text:p>
      <text:p text:style-name="P1"/>
      <text:p text:style-name="P3"><text:span text:style-name="T1">Write a review of Dayo Olapade’s </text:span><text:span text:style-name="Emphasis"><text:span text:style-name="T2">The Bright Continent</text:span></text:span><text:span text:style-name="T1">. What does the book cover and what does it argue? What does the book do well? What are areas where the book could be more effective? Do you find the book’s overall argument persuasive? Why or why not? In your essay, make sure you bring in points and examples from class lectures, discussions, and readings. Also, structure your review in the form of an analytical essay with thesis and supporting paragraphs.</text:span></text:p>
      <text:p text:style-name="P1"/>
      <text:p text:style-name="P1"/>
      <text:p text:style-name="P2">outline</text:p>
      <text:p text:style-name="P2"/>
      <text:p text:style-name="P2">introduction</text:p>
      <text:p text:style-name="P2">- the book is an argument for lean DIY</text:p>
      <text:p text:style-name="P2">- the book is a synopsis of what to look for in Africa</text:p>
      <text:p text:style-name="P2">- the book is a snapshot of development</text:p>
      <text:p text:style-name="P2"/>
      <text:p text:style-name="P2"/>
      <text:p text:style-name="P6"><text:tab/><text:span text:style-name="T3">Discussing </text:span><text:span text:style-name="T4">The Bright Continent</text:span><text:span text:style-name="T6"> – or the larger theme of Africa as a whole – is surprisingly difficult in a classroom context because it requires </text:span><text:span text:style-name="T7">stating </text:span><text:span text:style-name="T6">a clear basis of understanding prior to the new material. </text:span><text:span text:style-name="T23">I sat</text:span><text:span text:style-name="T8"> down </text:span><text:span text:style-name="T23">just</text:span><text:span text:style-name="T8"> </text:span><text:span text:style-name="T23">now</text:span><text:span text:style-name="T8"> to </text:span><text:span text:style-name="T9">determine </text:span><text:span text:style-name="T23">my</text:span><text:span text:style-name="T9"> basis, </text:span><text:span text:style-name="T23">and was</text:span><text:span text:style-name="T9"> led through a disconcerting survey of my </text:span><text:span text:style-name="T11">perceptions. </text:span><text:span text:style-name="T24">There's not a whole lot of material to review; I remember church events to raise money for aid missions to forgotten regions in Africa. I ignored those because there was some shame or guilt at being too young and too unemployed to contribute. There was Kony-2012, which- was that about Africa? I think it was; what a long time ago Kony-2012 feels like. </text:span><text:span text:style-name="T26">I felt put off by the size of the campaign, it touted progress without any means or visible organization. And t</text:span><text:span text:style-name="T25">he rest is all… movies? Is that really where the majority of my imagery for Africa originates?</text:span></text:p>
      <text:p text:style-name="P5"><text:span text:style-name="T25"/></text:p>
      <text:p text:style-name="P5"><text:span text:style-name="T11"><text:s/></text:span><text:span text:style-name="T9"><text:s/>I understand Africa with indifference and ignorance. The honest assessment is that most of my world view is shaped by a “post-fact” reality; the weak tropes, movie archetypes, and lack of straightforward discourse both in the media and online means that I see many countries in highly stylized images, and </text:span><text:span text:style-name="T10">through my own turmoil of school, work, and life </text:span><text:span text:style-name="T9">haven't felt it necessary to ever refine the picture. </text:span><text:span text:style-name="T12">Considering the blurred reference here is </text:span><text:span text:style-name="T13">even</text:span><text:span text:style-name="T12"> more difficult after reading </text:span><text:span text:style-name="T5">The Bright Continent</text:span><text:span text:style-name="T13">, because clear examples Dayo Olopade </text:span><text:span text:style-name="T16">encounters</text:span><text:span text:style-name="T13"> stand out more, </text:span><text:span text:style-name="T16">and largely occlude my previous </text:span><text:span text:style-name="T17">conjurings</text:span><text:span text:style-name="T13">; working past that, I'm pretty sure the image of Africa I had was one of abject poverty, an absence of corporate presence, and universal water scarcity; </text:span><text:span text:style-name="T14">all of it </text:span><text:span text:style-name="T18">molded</text:span><text:span text:style-name="T14"> from movies or humanitarian aid advertisements</text:span><text:span text:style-name="T13">. </text:span><text:span text:style-name="T11">It's in this arena that information from books – in whatever format - is still invaluable, because they fill the space of community reviewed content (performed better than the internet's lounges) and more rigorous investigation or presentation (performed better though slower than news networks). </text:span><text:span text:style-name="T12">That's precisely what Dayo Olopade's story brought me: a</text:span><text:span text:style-name="T19">n</text:span><text:span text:style-name="T12"> </text:span><text:span text:style-name="T15">image of communities and development in Africa. </text:span><text:span text:style-name="T22">T</text:span><text:span text:style-name="T20">he argument of perspective</text:span><text:span text:style-name="T21">-in-maps</text:span><text:span text:style-name="T20"> </text:span><text:span text:style-name="T21">here</text:span><text:span text:style-name="T20"> is well </text:span><text:span text:style-name="T22">made, and there's </text:span></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09:05:38.832671276</meta:creation-date>
    <dc:date>2016-11-09T14:31:54.725384602</dc:date>
    <meta:editing-duration>P2DT22H36M17S</meta:editing-duration>
    <meta:editing-cycles>38</meta:editing-cycles>
    <meta:generator>LibreOffice/5.2.3.3$Linux_X86_64 LibreOffice_project/20m0$Build-3</meta:generator>
    <meta:document-statistic meta:table-count="0" meta:image-count="0" meta:object-count="0" meta:page-count="2" meta:paragraph-count="11" meta:word-count="474" meta:character-count="2840" meta:non-whitespace-character-count="2369"/>
  </office:meta>
</office:document-meta>
</file>